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Roboto Mono" svg:font-family="'Roboto Mono', monospace"/>
    <style:font-face style:name="Slack-Lato" svg:font-family="Slack-Lato, appleLogo, sans-serif"/>
    <style:font-face style:name="dm" svg:font-family="dm, Menlo, Monaco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05363" officeooo:paragraph-rsid="00105363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05363" officeooo:paragraph-rsid="00105363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2pt" officeooo:rsid="00105363" officeooo:paragraph-rsid="00105363" style:font-size-asian="19.25pt" style:font-size-complex="22pt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22pt" officeooo:rsid="0011b7fb" officeooo:paragraph-rsid="0011b7fb" style:font-size-asian="19.25pt" style:font-size-complex="22pt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fo:font-variant="normal" fo:text-transform="none" fo:color="#1d1c1d" style:font-name="Slack-Lato" fo:font-size="22pt" fo:letter-spacing="normal" fo:font-style="normal" fo:font-weight="normal" officeooo:rsid="00105363" officeooo:paragraph-rsid="00105363" style:font-size-asian="22pt" style:font-size-complex="22pt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22pt" officeooo:rsid="00105363" officeooo:paragraph-rsid="00105363" style:font-size-asian="19.25pt" style:font-size-complex="22pt"/>
    </style:style>
    <style:style style:name="P7" style:family="paragraph" style:parent-style-name="Standard">
      <style:paragraph-properties fo:margin-left="0.4925in" fo:margin-right="0in" style:line-height-at-least="0.2083in" fo:text-indent="0in" style:auto-text-indent="false"/>
      <style:text-properties fo:color="#000000" style:font-name="dm" fo:font-size="22pt" fo:font-weight="normal" fo:background-color="transparent" style:font-size-asian="22pt" style:font-size-complex="22pt"/>
    </style:style>
    <style:style style:name="P8" style:family="paragraph" style:parent-style-name="Standard">
      <style:paragraph-properties fo:margin-left="0.4925in" fo:margin-right="0in" fo:margin-top="0.0398in" fo:margin-bottom="0.0398in" loext:contextual-spacing="false" fo:text-align="start" style:justify-single-word="false" fo:text-indent="0in" style:auto-text-indent="false"/>
      <style:text-properties fo:font-size="22pt" officeooo:rsid="00105363" officeooo:paragraph-rsid="00105363" style:font-size-asian="19.25pt" style:font-size-complex="22pt"/>
    </style:style>
    <style:style style:name="P9" style:family="paragraph" style:parent-style-name="Standard">
      <style:paragraph-properties fo:margin-left="0.4925in" fo:margin-right="0in" fo:margin-top="0.0398in" fo:margin-bottom="0.0398in" loext:contextual-spacing="false" fo:text-align="start" style:justify-single-word="false" fo:text-indent="0in" style:auto-text-indent="false"/>
      <style:text-properties fo:font-size="22pt" officeooo:rsid="0011b7fb" officeooo:paragraph-rsid="0011b7fb" style:font-size-asian="19.25pt" style:font-size-complex="22pt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align="start" style:justify-single-word="false" fo:text-indent="0in" style:auto-text-indent="false"/>
      <style:text-properties fo:font-size="22pt" officeooo:rsid="00246262" officeooo:paragraph-rsid="00246262" style:font-size-asian="22pt" style:font-size-complex="22p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fo:text-align="start" style:justify-single-word="false" fo:text-indent="0in" style:auto-text-indent="false"/>
      <style:text-properties fo:font-variant="normal" fo:text-transform="none" fo:color="#1d1c1d" style:font-name="Slack-Lato" fo:font-size="22pt" fo:letter-spacing="normal" fo:font-style="normal" fo:font-weight="normal" officeooo:rsid="0025d12b" officeooo:paragraph-rsid="0025d12b" style:font-size-asian="22pt" style:font-size-complex="22pt"/>
    </style:style>
    <style:style style:name="P12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style:text-blinking="false" style:font-size-asian="22pt" style:font-size-complex="22pt" loext:padding="0in" loext:border="none"/>
    </style:style>
    <style:style style:name="P13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officeooo:paragraph-rsid="00139a1f" style:text-blinking="false" style:font-size-asian="22pt" style:font-size-complex="22pt" loext:padding="0in" loext:border="none"/>
    </style:style>
    <style:style style:name="P14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8.25pt" fo:letter-spacing="normal" fo:font-style="normal" style:text-underline-style="none" fo:font-weight="normal" style:text-blinking="false" style:font-size-asian="22pt" style:font-size-complex="22pt" loext:padding="0in" loext:border="none"/>
    </style:style>
    <style:style style:name="P15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dm" fo:font-size="22pt" fo:letter-spacing="normal" fo:font-style="normal" style:text-underline-style="none" fo:font-weight="normal" officeooo:rsid="001c244a" officeooo:paragraph-rsid="001c244a" style:text-blinking="false" fo:background-color="transparent" style:font-size-asian="22pt" style:font-size-complex="22pt" loext:padding="0in" loext:border="none"/>
    </style:style>
    <style:style style:name="P16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15309e" officeooo:paragraph-rsid="0015309e" style:text-blinking="false" style:font-size-asian="22pt" style:font-size-complex="22pt" loext:padding="0in" loext:border="none"/>
    </style:style>
    <style:style style:name="P17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2f5b5f" officeooo:paragraph-rsid="002f5b5f" style:text-blinking="false" style:font-size-asian="22pt" style:font-size-complex="22pt" loext:padding="0in" loext:border="none"/>
    </style:style>
    <style:style style:name="P18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1d1c1d" style:text-line-through-style="none" style:text-line-through-type="none" style:font-name="Slack-Lato" fo:font-size="22pt" fo:letter-spacing="normal" fo:font-style="normal" style:text-underline-style="none" fo:font-weight="normal" officeooo:rsid="001fc39c" officeooo:paragraph-rsid="001fc39c" style:text-blinking="false" fo:background-color="transparent" style:font-size-asian="22pt" style:font-size-complex="22pt" loext:padding="0in" loext:border="none"/>
    </style:style>
    <style:style style:name="P19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1d1c1d" style:text-line-through-style="none" style:text-line-through-type="none" style:font-name="Slack-Lato" fo:font-size="22pt" fo:letter-spacing="normal" fo:font-style="normal" style:text-underline-style="none" fo:font-weight="normal" officeooo:rsid="002002c7" officeooo:paragraph-rsid="002002c7" style:text-blinking="false" fo:background-color="transparent" style:font-size-asian="22pt" style:font-size-complex="22pt" loext:padding="0in" loext:border="none"/>
    </style:style>
    <style:style style:name="P20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1d1c1d" style:text-line-through-style="none" style:text-line-through-type="none" style:font-name="Slack-Lato" fo:font-size="22pt" fo:letter-spacing="normal" fo:font-style="normal" style:text-underline-style="none" fo:font-weight="normal" style:text-blinking="false" style:font-size-asian="22pt" style:font-size-complex="22pt" loext:padding="0in" loext:border="none"/>
    </style:style>
    <style:style style:name="P21" style:family="paragraph" style:parent-style-name="Standard">
      <style:paragraph-properties fo:margin-left="0.9846in" fo:margin-right="0in" fo:margin-top="0.0398in" fo:margin-bottom="0.0398in" loext:contextual-spacing="false" fo:text-align="start" style:justify-single-word="false" fo:text-indent="0in" style:auto-text-indent="false"/>
      <style:text-properties fo:font-size="22pt" officeooo:rsid="00105363" officeooo:paragraph-rsid="00105363" style:font-size-asian="19.25pt" style:font-size-complex="22pt"/>
    </style:style>
    <style:style style:name="P22" style:family="paragraph" style:parent-style-name="Standard">
      <style:paragraph-properties fo:margin-left="0.9846in" fo:margin-right="0in" fo:margin-top="0.0398in" fo:margin-bottom="0.0398in" loext:contextual-spacing="false" fo:text-align="start" style:justify-single-word="false" fo:text-indent="0in" style:auto-text-indent="false"/>
      <style:text-properties fo:font-size="22pt" officeooo:rsid="0011b7fb" officeooo:paragraph-rsid="0011b7fb" style:font-size-asian="22pt" style:font-size-complex="22pt"/>
    </style:style>
    <style:style style:name="P23" style:family="paragraph" style:parent-style-name="Standard">
      <style:paragraph-properties fo:margin-left="0.9846in" fo:margin-right="0in" fo:margin-top="0.0398in" fo:margin-bottom="0.0398in" loext:contextual-spacing="false" fo:text-align="start" style:justify-single-word="false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officeooo:rsid="0011b7fb" officeooo:paragraph-rsid="0011b7fb" style:text-blinking="false" style:font-size-asian="22pt" style:font-size-complex="22pt" loext:padding="0in" loext:border="none"/>
    </style:style>
    <style:style style:name="P24" style:family="paragraph" style:parent-style-name="Standard">
      <style:paragraph-properties fo:margin-left="0.9846in" fo:margin-right="0in" fo:margin-top="0.0398in" fo:margin-bottom="0.0398in" loext:contextual-spacing="false" fo:text-align="start" style:justify-single-word="false" fo:text-indent="0in" style:auto-text-indent="false"/>
      <style:text-properties fo:font-variant="normal" fo:text-transform="none" fo:color="#1d1c1d" style:font-name="Slack-Lato" fo:font-size="22pt" fo:letter-spacing="normal" fo:font-style="normal" fo:font-weight="normal" officeooo:rsid="0025d12b" officeooo:paragraph-rsid="0025d12b" style:font-size-asian="22pt" style:font-size-complex="22pt"/>
    </style:style>
    <style:style style:name="P25" style:family="paragraph" style:parent-style-name="Standard">
      <style:paragraph-properties fo:margin-left="0.9846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style:text-blinking="false" style:font-size-asian="22pt" style:font-size-complex="22pt" loext:padding="0in" loext:border="none"/>
    </style:style>
    <style:style style:name="P26" style:family="paragraph" style:parent-style-name="Standard">
      <style:paragraph-properties fo:margin-left="0.9846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officeooo:paragraph-rsid="0011b7fb" style:text-blinking="false" style:font-size-asian="22pt" style:font-size-complex="22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style:text-blinking="false" style:font-size-asian="22pt" style:font-size-complex="22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officeooo:rsid="0015309e" officeooo:paragraph-rsid="0015309e" style:text-blinking="false" style:font-size-asian="22pt" style:font-size-complex="22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dm" fo:font-size="22pt" fo:letter-spacing="normal" fo:font-style="normal" style:text-underline-style="none" fo:font-weight="normal" officeooo:rsid="001c244a" officeooo:paragraph-rsid="001c244a" style:text-blinking="false" fo:background-color="transparent" style:font-size-asian="22pt" style:font-size-complex="22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dm" fo:font-size="22pt" fo:letter-spacing="normal" fo:font-style="normal" style:text-underline-style="none" fo:font-weight="normal" officeooo:rsid="001fc39c" officeooo:paragraph-rsid="001fc39c" style:text-blinking="false" fo:background-color="transparent" style:font-size-asian="22pt" style:font-size-complex="22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1c244a" officeooo:paragraph-rsid="001c244a" style:text-blinking="false" fo:background-color="transparent" style:font-size-asian="22pt" style:font-size-complex="22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2add72" officeooo:paragraph-rsid="002add72" style:text-blinking="false" style:font-size-asian="22pt" style:font-size-complex="22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2f5b5f" officeooo:paragraph-rsid="002f5b5f" style:text-blinking="false" style:font-size-asian="22pt" style:font-size-complex="22pt" loext:padding="0in" loext:border="none"/>
    </style:style>
    <style:style style:name="P3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d1c1d" style:text-line-through-style="none" style:text-line-through-type="none" style:font-name="Slack-Lato" fo:font-size="22pt" fo:letter-spacing="normal" fo:font-style="normal" style:text-underline-style="none" fo:font-weight="normal" officeooo:rsid="001fc39c" officeooo:paragraph-rsid="001fc39c" style:text-blinking="false" fo:background-color="transparent" style:font-size-asian="22pt" style:font-size-complex="22pt" loext:padding="0in" loext:border="none"/>
    </style:style>
    <style:style style:name="P35" style:family="paragraph" style:parent-style-name="Standard">
      <style:paragraph-properties fo:margin-left="0in" fo:margin-right="0in" fo:margin-top="0.0398in" fo:margin-bottom="0.0398in" loext:contextual-spacing="false" fo:text-align="start" style:justify-single-word="false" fo:text-indent="0in" style:auto-text-indent="false"/>
      <style:text-properties fo:font-size="22pt" officeooo:rsid="00105363" officeooo:paragraph-rsid="00105363" style:font-size-asian="19.25pt" style:font-size-complex="22pt"/>
    </style:style>
    <style:style style:name="P36" style:family="paragraph" style:parent-style-name="Standard">
      <style:paragraph-properties fo:margin-left="0in" fo:margin-right="0in" fo:margin-top="0.0398in" fo:margin-bottom="0.0398in" loext:contextual-spacing="false" fo:text-align="start" style:justify-single-word="false" fo:text-indent="0in" style:auto-text-indent="false"/>
      <style:text-properties fo:color="#000000" fo:font-size="22pt" officeooo:rsid="00105363" officeooo:paragraph-rsid="00105363" style:font-size-asian="19.25pt" style:font-size-complex="22pt"/>
    </style:style>
    <style:style style:name="P37" style:family="paragraph" style:parent-style-name="Standard">
      <style:paragraph-properties fo:margin-left="1.4772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style:text-blinking="false" style:font-size-asian="22pt" style:font-size-complex="22pt" loext:padding="0in" loext:border="none"/>
    </style:style>
    <style:style style:name="P38" style:family="paragraph" style:parent-style-name="Standard">
      <style:paragraph-properties fo:margin-left="1.4772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officeooo:paragraph-rsid="00139a1f" style:text-blinking="false" style:font-size-asian="22pt" style:font-size-complex="22pt" loext:padding="0in" loext:border="none"/>
    </style:style>
    <style:style style:name="P39" style:family="paragraph" style:parent-style-name="Standard">
      <style:paragraph-properties fo:margin-left="1.4772in" fo:margin-right="0in" fo:margin-top="0in" fo:margin-bottom="0in" loext:contextual-spacing="false" fo:orphans="2" fo:widows="2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officeooo:rsid="0023082c" officeooo:paragraph-rsid="0023082c" style:text-blinking="false" style:font-size-asian="22pt" style:font-size-complex="22pt" loext:padding="0in" loext:border="none"/>
    </style:style>
    <style:style style:name="P40" style:family="paragraph" style:parent-style-name="Standard">
      <style:paragraph-properties fo:margin-left="1.4772in" fo:margin-right="0in" fo:margin-top="0.0398in" fo:margin-bottom="0.0398in" loext:contextual-spacing="false" fo:text-align="start" style:justify-single-word="false" fo:text-indent="0in" style:auto-text-indent="false"/>
      <style:text-properties fo:font-variant="normal" fo:text-transform="none" fo:color="#1d1c1d" style:font-name="Slack-Lato" fo:font-size="22pt" fo:letter-spacing="normal" fo:font-style="normal" fo:font-weight="normal" officeooo:rsid="0025d12b" officeooo:paragraph-rsid="0025d12b" style:font-size-asian="22pt" style:font-size-complex="22pt"/>
    </style:style>
    <style:style style:name="P41" style:family="paragraph" style:parent-style-name="Standard">
      <style:paragraph-properties fo:margin-left="1.4772in" fo:margin-right="0in" fo:margin-top="0.0398in" fo:margin-bottom="0.0398in" loext:contextual-spacing="false" fo:text-align="start" style:justify-single-word="false" fo:text-indent="0in" style:auto-text-indent="false"/>
      <style:text-properties fo:font-variant="normal" fo:text-transform="none" fo:color="#444444" style:text-line-through-style="none" style:text-line-through-type="none" style:font-name="Roboto Mono" fo:font-size="22pt" fo:letter-spacing="normal" fo:font-style="normal" style:text-underline-style="none" fo:font-weight="normal" officeooo:rsid="00105363" officeooo:paragraph-rsid="00105363" style:text-blinking="false" style:font-size-asian="22pt" style:font-size-complex="22pt" loext:padding="0in" loext:border="none"/>
    </style:style>
    <style:style style:name="P42" style:family="paragraph" style:parent-style-name="Standard">
      <style:paragraph-properties fo:margin-left="1.4772in" fo:margin-right="0in" fo:margin-top="0.0398in" fo:margin-bottom="0.0398in" loext:contextual-spacing="false" fo:text-align="start" style:justify-single-word="false" fo:text-indent="0in" style:auto-text-indent="false"/>
      <style:text-properties fo:color="#000000" fo:font-size="22pt" officeooo:rsid="00105363" officeooo:paragraph-rsid="00105363" style:font-size-asian="22pt" style:font-size-complex="22pt"/>
    </style:style>
    <style:style style:name="P43" style:family="paragraph" style:parent-style-name="Preformatted_20_Text">
      <style:paragraph-properties fo:margin-left="1.4772in" fo:margin-right="0in" fo:margin-top="0.0398in" fo:margin-bottom="0.0398in" loext:contextual-spacing="false" fo:text-align="start" style:justify-single-word="false" fo:text-indent="0in" style:auto-text-indent="false"/>
      <style:text-properties fo:font-size="22pt" officeooo:rsid="00246262" officeooo:paragraph-rsid="00246262" style:font-size-asian="22pt" style:font-size-complex="22pt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1c244a" officeooo:paragraph-rsid="001c244a" style:text-blinking="false" style:font-size-asian="22pt" style:font-size-complex="22pt" loext:padding="0in" loext:border="none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23082c" officeooo:paragraph-rsid="0023082c" style:text-blinking="false" style:font-size-asian="22pt" style:font-size-complex="22pt" loext:padding="0in" loext:border="none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d1c1d" style:text-line-through-style="none" style:text-line-through-type="none" style:font-name="Slack-Lato" fo:font-size="22pt" fo:letter-spacing="normal" fo:font-style="normal" style:text-underline-style="none" fo:font-weight="normal" style:text-blinking="false" fo:background-color="transparent" style:font-size-asian="22pt" style:font-size-complex="22pt" loext:padding="0in" loext:border="none"/>
    </style:style>
    <style:style style:name="P47" style:family="paragraph" style:parent-style-name="Standard">
      <style:paragraph-properties fo:margin-left="0.4925in" fo:margin-right="0in" style:line-height-at-least="0.2083in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style:text-blinking="false" fo:background-color="transparent" style:font-size-asian="22pt" style:font-size-complex="22pt" loext:padding="0in" loext:border="none"/>
    </style:style>
    <style:style style:name="P48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1d1c1d" style:text-line-through-style="none" style:text-line-through-type="none" style:font-name="Slack-Lato" fo:font-size="22pt" fo:letter-spacing="normal" fo:font-style="normal" style:text-underline-style="none" fo:font-weight="normal" officeooo:rsid="001fc39c" officeooo:paragraph-rsid="001fc39c" style:text-blinking="false" fo:background-color="transparent" style:font-size-asian="22pt" style:font-size-complex="22pt" loext:padding="0in" loext:border="none"/>
    </style:style>
    <style:style style:name="P49" style:family="paragraph" style:parent-style-name="Standard">
      <style:paragraph-properties fo:margin-left="0.4925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23082c" officeooo:paragraph-rsid="0023082c" style:text-blinking="false" style:font-size-asian="22pt" style:font-size-complex="22pt" loext:padding="0in" loext:border="none"/>
    </style:style>
    <style:style style:name="P50" style:family="paragraph" style:parent-style-name="Standard">
      <style:paragraph-properties fo:margin-left="0.9846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Roboto Mono" fo:font-size="22pt" fo:letter-spacing="normal" fo:font-style="normal" style:text-underline-style="none" fo:font-weight="normal" officeooo:rsid="0023082c" officeooo:paragraph-rsid="0023082c" style:text-blinking="false" style:font-size-asian="22pt" style:font-size-complex="22pt" loext:padding="0in" loext:border="none"/>
    </style:style>
    <style:style style:name="P51" style:family="paragraph" style:parent-style-name="Standard">
      <style:paragraph-properties fo:margin-left="0.9846in" fo:margin-right="0in" fo:margin-top="0.0398in" fo:margin-bottom="0.0398in" loext:contextual-spacing="false" fo:text-align="start" style:justify-single-word="false" fo:text-indent="0in" style:auto-text-indent="false"/>
      <style:text-properties fo:color="#000000" fo:font-size="22pt" officeooo:rsid="00105363" officeooo:paragraph-rsid="00105363" style:font-size-asian="22pt" style:font-size-complex="22pt"/>
    </style:style>
    <style:style style:name="P52" style:family="paragraph" style:parent-style-name="Standard">
      <style:paragraph-properties fo:margin-left="0.9846in" fo:margin-right="0in" fo:margin-top="0.0398in" fo:margin-bottom="0.0398in" loext:contextual-spacing="false" fo:text-align="start" style:justify-single-word="false" fo:text-indent="0in" style:auto-text-indent="false"/>
      <style:text-properties fo:font-size="24pt" officeooo:rsid="00246262" officeooo:paragraph-rsid="00246262" style:font-size-asian="24pt" style:font-size-complex="24pt"/>
    </style:style>
    <style:style style:name="P53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26pt" officeooo:rsid="00246262" officeooo:paragraph-rsid="00246262" style:font-size-asian="26pt" style:font-size-complex="26pt"/>
    </style:style>
    <style:style style:name="T1" style:family="text">
      <style:text-properties fo:color="#f16b16"/>
    </style:style>
    <style:style style:name="T2" style:family="text">
      <style:text-properties fo:color="#20a471"/>
    </style:style>
    <style:style style:name="T3" style:family="text">
      <style:text-properties fo:color="#20a471" fo:font-size="22pt"/>
    </style:style>
    <style:style style:name="T4" style:family="text">
      <style:text-properties fo:color="#725ee1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000000" style:font-name="Consolas" fo:font-size="18pt" fo:letter-spacing="normal" fo:font-style="normal" fo:font-weight="normal" fo:background-color="transparent" loext:char-shading-value="0" style:font-size-asian="18pt" style:font-size-complex="18pt" loext:padding="0in" loext:border="none"/>
    </style:style>
    <style:style style:name="T7" style:family="text">
      <style:text-properties fo:font-variant="normal" fo:text-transform="none" fo:color="#000000" style:font-name="Consolas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000000" fo:font-size="18pt" fo:letter-spacing="normal" fo:background-color="transparent" loext:char-shading-value="0" style:font-size-asian="18pt" style:font-size-complex="18pt" loext:padding="0in" loext:border="none"/>
    </style:style>
    <style:style style:name="T9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10" style:family="text">
      <style:text-properties fo:font-size="22pt"/>
    </style:style>
    <style:style style:name="T11" style:family="text">
      <style:text-properties fo:color="#f8f8f2" style:font-name="Consolas" fo:font-size="22pt" fo:background-color="#272c34" loext:char-shading-value="0" style:font-size-asian="19.25pt" style:font-size-complex="22pt"/>
    </style:style>
    <style:style style:name="T12" style:family="text">
      <style:text-properties officeooo:rsid="002002c7"/>
    </style:style>
    <style:style style:name="T13" style:family="text">
      <style:text-properties officeooo:rsid="00219b82"/>
    </style:style>
    <style:style style:name="T14" style:family="text">
      <style:text-properties officeooo:rsid="0025d12b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officeooo:rsid="0026c1f2" style:font-size-asian="28pt" style:font-size-complex="28pt"/>
    </style:style>
    <style:style style:name="T17" style:family="text">
      <style:text-properties fo:font-size="28pt" officeooo:rsid="0027f7b8" style:font-size-asian="28pt" style:font-size-complex="28pt"/>
    </style:style>
    <style:style style:name="T18" style:family="text">
      <style:text-properties officeooo:rsid="002cd1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te My Teacher </text:p>
      <text:p text:style-name="P1">(Components)</text:p>
      <text:p text:style-name="P2"/>
      <text:p text:style-name="P2"/>
      <text:p text:style-name="P3">1-Buttons:</text:p>
      <text:p text:style-name="P3"><text:s text:c="8"/>Props:</text:p>
      <text:p text:style-name="P6"><text:s text:c="8"/>variant=”outlined”</text:p>
      <text:p text:style-name="P8"><text:s text:c="8"/>size=”small ,medium ”</text:p>
      <text:p text:style-name="P21">color:”black(landing page),purple(custom button(other pages))”</text:p>
      <text:p text:style-name="P21"/>
      <text:p text:style-name="P4">2-Logo:</text:p>
      <text:p text:style-name="P9">(Image)</text:p>
      <text:p text:style-name="P9"/>
      <text:p text:style-name="P4">3-Text:</text:p>
      <text:p text:style-name="P9">(Express your honest opinion)</text:p>
      <text:p text:style-name="P23">width:<text:span text:style-name="T1">814px</text:span>;</text:p>
      <text:p text:style-name="P25">height:<text:span text:style-name="T1">325px</text:span>;</text:p>
      <text:p text:style-name="P25">font-family:<text:span text:style-name="T2">Roboto</text:span>;</text:p>
      <text:p text:style-name="P25">font-style:<text:span text:style-name="T2">normal</text:span>;</text:p>
      <text:p text:style-name="P25">font-weight:<text:span text:style-name="T2">normal</text:span>;</text:p>
      <text:p text:style-name="P25">font-size:<text:span text:style-name="T1">96px</text:span>;</text:p>
      <text:p text:style-name="P25">line-height:<text:span text:style-name="T1">112px</text:span>;</text:p>
      <text:p text:style-name="P25"><text:soft-page-break/>color:<text:span text:style-name="T1">#000000</text:span>;</text:p>
      <text:p text:style-name="P25">border:<text:span text:style-name="T1">3px</text:span><text:span text:style-name="T2">solid</text:span><text:span text:style-name="T1">#000000</text:span>;</text:p>
      <text:p text:style-name="P26">text-shadow:<text:span text:style-name="T1">0px4px4px </text:span></text:p>
      <text:p text:style-name="P26"><text:span text:style-name="T4">rgba</text:span>(<text:span text:style-name="T1">0</text:span>,<text:span text:style-name="T1">0</text:span>,<text:span text:style-name="T1">0</text:span>,<text:span text:style-name="T1">0.25</text:span>);</text:p>
      <text:p text:style-name="P22"/>
      <text:p text:style-name="P22">(for the word OPINION)</text:p>
      <text:p text:style-name="P37">width:<text:span text:style-name="T1">814px</text:span>;</text:p>
      <text:p text:style-name="P37">height:<text:span text:style-name="T1">325px</text:span>;</text:p>
      <text:p text:style-name="P37">font-family:<text:span text:style-name="T2">Roboto</text:span>;</text:p>
      <text:p text:style-name="P37">font-style:<text:span text:style-name="T2">normal</text:span>;</text:p>
      <text:p text:style-name="P37">font-weight:<text:span text:style-name="T2">normal</text:span>;</text:p>
      <text:p text:style-name="P37">font-size:<text:span text:style-name="T1">144px</text:span>;</text:p>
      <text:p text:style-name="P37">line-height:<text:span text:style-name="T1">169px</text:span>;</text:p>
      <text:p text:style-name="P37">color:<text:span text:style-name="T1">#6F22FF</text:span>;</text:p>
      <text:p text:style-name="P37">border:<text:span text:style-name="T1">3px</text:span><text:span text:style-name="T2">solid</text:span><text:span text:style-name="T1">#000000</text:span>;</text:p>
      <text:p text:style-name="P38">text-shadow:<text:span text:style-name="T1">0px4px4px</text:span></text:p>
      <text:p text:style-name="P38"><text:span text:style-name="T4">rgba</text:span>(<text:span text:style-name="T1">0</text:span>,<text:span text:style-name="T1">0</text:span>,<text:span text:style-name="T1">0</text:span>,<text:span text:style-name="T1">0.25</text:span>);</text:p>
      <text:p text:style-name="P13"/>
      <text:p text:style-name="P16">(Rating list):</text:p>
      <text:p text:style-name="P25">width:<text:span text:style-name="T1">333px</text:span>;</text:p>
      <text:p text:style-name="P25">height:<text:span text:style-name="T1">148px</text:span>;</text:p>
      <text:p text:style-name="P25">font-family:<text:span text:style-name="T2">Roboto</text:span>;</text:p>
      <text:p text:style-name="P25">font-style:<text:span text:style-name="T2">normal</text:span>;</text:p>
      <text:p text:style-name="P25">font-weight:<text:span text:style-name="T2">normal</text:span>;</text:p>
      <text:p text:style-name="P25">font-size:<text:span text:style-name="T1">64px</text:span>;</text:p>
      <text:p text:style-name="P25">line-height:<text:span text:style-name="T1">75px</text:span>;</text:p>
      <text:p text:style-name="P25"><text:soft-page-break/>text-align:<text:span text:style-name="T2">center</text:span>;</text:p>
      <text:p text:style-name="P25">color:<text:span text:style-name="T1">#FFFFFF</text:span>;</text:p>
      <text:p text:style-name="P25">border:<text:span text:style-name="T1">3px </text:span><text:span text:style-name="T2">solid</text:span><text:span text:style-name="T1">#000000</text:span>;</text:p>
      <text:p text:style-name="P25"/>
      <text:p text:style-name="P46"><text:span text:style-name="T13">(</text:span>Easiness,Helpfulness.knowledge<text:span text:style-name="T13">):</text:span></text:p>
      <text:p text:style-name="P46"/>
      <text:p text:style-name="P14"><text:span text:style-name="T10">font-weight:</text:span><text:span text:style-name="T3">normal</text:span><text:span text:style-name="T10">;</text:span></text:p>
      <text:p text:style-name="P12">font-size:<text:span text:style-name="T1">18px</text:span>;</text:p>
      <text:p text:style-name="P20"/>
      <text:p text:style-name="P27"/>
      <text:p text:style-name="P44">(Input fields(sign in-sign up forms))</text:p>
      <text:p text:style-name="P44"/>
      <text:p text:style-name="P15">borderRadius: 47,</text:p>
      <text:p text:style-name="P7">backgroundColor: '#6F22FF',</text:p>
      <text:p text:style-name="P47">opacity:0.5;</text:p>
      <text:p text:style-name="P15">variant="filled"</text:p>
      <text:p text:style-name="P29"/>
      <text:p text:style-name="P30">Icon:</text:p>
      <text:p text:style-name="P34"><text:span text:style-name="Source_20_Text"><text:span text:style-name="T11"/></text:span></text:p>
      <text:p text:style-name="P18"><text:s/><text:span text:style-name="T12">MenuIcon(</text:span>Hamburger Button<text:span text:style-name="T12">)</text:span></text:p>
      <text:p text:style-name="P19"><text:s/>fontSize=”large”</text:p>
      <text:p text:style-name="P18"/>
      <text:p text:style-name="P31"/>
      <text:p text:style-name="P45">(Teacher Rating):</text:p>
      <text:p text:style-name="P49">slider</text:p>
      <text:p text:style-name="P50">(props):</text:p>
      <text:p text:style-name="P39"><text:soft-page-break/>valueLableDisplay=”auto”</text:p>
      <text:p text:style-name="P39">step={1}</text:p>
      <text:p text:style-name="P39">marks</text:p>
      <text:p text:style-name="P39">min={1}</text:p>
      <text:p text:style-name="P39">max={5}</text:p>
      <text:p text:style-name="P39"><text:span text:style-name="Source_20_Text"><text:span text:style-name="T5"/></text:span></text:p>
      <text:p text:style-name="P28"/>
      <text:p text:style-name="P53">(Text area for the comments):</text:p>
      <text:p text:style-name="P10">TextField</text:p>
      <text:p text:style-name="P52">(props):</text:p>
      <text:p text:style-name="P43"><text:span text:style-name="Source_20_Text"><text:span text:style-name="T9"><text:s/></text:span></text:span><text:span text:style-name="Source_20_Text"><text:span text:style-name="T7">label="Multiline"</text:span></text:span></text:p>
      <text:p text:style-name="P43"><text:span text:style-name="Source_20_Text"><text:span text:style-name="T7"><text:s/>multiline</text:span></text:span></text:p>
      <text:p text:style-name="P43"><text:span text:style-name="Source_20_Text"><text:span text:style-name="T7"><text:s/>rows={5}</text:span></text:span></text:p>
      <text:p text:style-name="P51"/>
      <text:p text:style-name="P5">Teacher’<text:span text:style-name="T14">s photo:</text:span></text:p>
      <text:p text:style-name="P11">Avatar</text:p>
      <text:p text:style-name="P24">(props):</text:p>
      <text:p text:style-name="P40">src</text:p>
      <text:p text:style-name="P40">alt</text:p>
      <text:p text:style-name="P35"><text:s text:c="10"/><text:span text:style-name="T15"><text:s text:c="3"/></text:span><text:span text:style-name="T16">size</text:span><text:span text:style-name="T17">(custom)</text:span><text:span text:style-name="T16">:</text:span></text:p>
      <text:p text:style-name="P41">width:<text:span text:style-name="T1">216px</text:span>;</text:p>
      <text:p text:style-name="P37">height:<text:span text:style-name="T1">204px</text:span>;</text:p>
      <text:p text:style-name="P27"/>
      <text:p text:style-name="P33"><text:soft-page-break/>Rating list:</text:p>
      <text:p text:style-name="P17">Table</text:p>
      <text:p text:style-name="P27"/>
      <text:p text:style-name="P32">Pages frams:</text:p>
      <text:p text:style-name="P32">(CSS)</text:p>
      <text:p text:style-name="P32">*All the custom (sizes,colors) <text:span text:style-name="T18">are CSS code inside states and classes.</text:span></text:p>
      <text:p text:style-name="P32"/>
      <text:p text:style-name="P32">*<text:span text:style-name="T18">We need Functions and Classes to save data and to navigate between pages.</text:span></text:p>
      <text:p text:style-name="P42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Roboto Mono" svg:font-family="'Roboto Mono', monospace"/>
    <style:font-face style:name="Slack-Lato" svg:font-family="Slack-Lato, appleLogo, sans-serif"/>
    <style:font-face style:name="dm" svg:font-family="dm, Menlo, Monaco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33:15.900516541</meta:creation-date>
    <dc:date>2020-05-07T18:06:17.830252693</dc:date>
    <meta:editing-duration>PT1H10M54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5" meta:paragraph-count="84" meta:word-count="136" meta:character-count="1459" meta:non-whitespace-character-count="1363"/>
  </office:meta>
</office:document-meta>
</file>